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office:automatic-styles>
  <office:body>
    <office:text text:use-soft-page-breaks="true">
      <text:p text:style-name="P1">Rebase avanzado en Git</text:p>
      <text:p text:style-name="Standard"/>
      <text:p text:style-name="Standard">Cómo realizar rebasing, y posterior merge, en un proyecto del que se han generado múltiples ramas teniendo en cuenta los cambios realizados en las mismas.</text:p>
      <text:p text:style-name="Standard"/>
      <text:p text:style-name="Standard">Hemos visto como en Git rebasing aplica los cambios respetando el orden en que fueron realizados, esto sucede sin necesidad de crear merge commits como en cambio sucede en el caso de merging . ¿Cuáles son las ventajas de rebase en la gestión de múltiples sucursales generadas por un mismo maestro ? ¿Cómo administrar múltiples sucursales con diferentes historias?</text:p>
      <text:p text:style-name="Standard"/>
      <text:p text:style-name="P2">Rebasando en múltiples ramas</text:p>
      <text:p text:style-name="Standard">Ahora imaginemos que estamos desarrollando un proyecto que podría ser, por ejemplo, una aplicación de mensajería instantánea que soporte tanto comunicaciones de texto como llamadas de voz.</text:p>
      <text:p text:style-name="Standard"/>
      <text:p text:style-name="Standard">Figura 1. Inicialización del proyecto.</text:p>
      <text:p text:style-name="Standard"/>
      <text:p text:style-name="P3">Creación de proyectos</text:p>
      <text:p text:style-name="Standard">Estas dos funciones podrían implementarse en dos ramas diferentes, ambas derivadas de master , así que supongamos que tenemos una rama de "texto" dedicada a la primera y una segunda rama llamada "llamada".</text:p>
      <text:p text:style-name="Standard"/>
      <text:p text:style-name="Standard">Figura 2. Generación de sucursales.</text:p>
      <text:p text:style-name="Standard"/>
      <text:p text:style-name="P4">Generación de sucursales</text:p>
      <text:p text:style-name="Standard"/>
      <text:p text:style-name="Standard">Permaneciendo siempre en el campo de las hipótesis, una vez realizado un cambio en "texto" podemos confirmarlo mediante commit y luego empezar a trabajar en "llamada" pasando el puntero sobre él, una vez que hayamos realizado cambios en este último también, confírmelos con más confirmaciones y luego regrese a "texto". Más cambios en el "texto" dan como resultado confirmaciones adicionales.</text:p>
      <text:p text:style-name="Standard"/>
      <text:p text:style-name="Standard">En resumen: primero cambiamos "texto", luego cambiamos "llamada" y finalmente hicimos más cambios en "texto". Todo ha sido confirmado con commits. Tenemos por tanto dos ramas y dos cronologías diferentes.</text:p>
      <text:p text:style-name="Standard"/>
      <text:p text:style-name="Standard">Figura 3. Cambios de bifurcación y confirmación.</text:p>
      <text:p text:style-name="Standard"/>
      <text:p text:style-name="P5">Cambios en ramas y confirmaciones</text:p>
      <text:p text:style-name="Standard"/>
      <text:p text:style-name="Standard">En este punto, una de las sucursales implementadas podría estar lista para la fase de implementación, digamos "llamada", mientras que "texto" podría necesitar más controles y no estar listo para la distribución. ¿Cómo hacer? La lógica nos dice que fusionemos solo "call" con master , por lo que una solución óptima sería fusionar solo los cambios de "call" que no están presentes en "text" con master .</text:p>
      <text:p text:style-name="Standard"/>
      <text:p text:style-name="Standard">Esto es posible pasando git rabasela opción --ontoseguida de tres parámetros al comando: el nombre de la rama principal, es decir, el maestro , el nombre de la rama que no se fusionará en el estado actual, "texto", y el de la rama a fusionarse con el maestro excluyendo los cambios comunes con el anterior, "call".</text:p>
      <text:p text:style-name="Standard"/>
      <text:p text:style-name="Standard">En el caso de nuestro proyecto podemos por tanto utilizar una instrucción como la siguiente:</text:p>
      <text:p text:style-name="Standard"/>
      <text:p text:style-name="P6">$ git rebase --onto master text call</text:p>
      <text:p text:style-name="P7"/>
      <text:p text:style-name="Standard">Al traducir lo que escribimos, básicamente le estamos ordenando a Git que tome la rama "llamada" considerando solo los componentes comunes con "texto" y que proceda con la fusión con el maestro .</text:p>
      <text:p text:style-name="Standard"/>
      <text:p text:style-name="P8">Fusión después de rebase</text:p>
      <text:p text:style-name="Standard"/>
      <text:p text:style-name="Standard">Una vez hecho esto, ya no necesitamos "llamar" porque los cambios realizados en él están presentes en el maestro como parte de su flujo de trabajo, básicamente hemos movido el puntero del maestro hasta el último cambio realizado en "llamar". Luego podemos proceder con la fusión entre "llamada" y maestro:</text:p>
      <text:p text:style-name="Standard"/>
      <text:p text:style-name="P9">$ git checkout master $ git merge call</text:p>
      <text:p text:style-name="P10"/>
      <text:p text:style-name="Standard">¿Por qué realizar esta operación además del rebasado? Porque de esta manera obtenemos una rama, la maestra, la principal, donde el historial de "llamada" y "maestra" coinciden en un flujo de trabajo.</text:p>
      <text:p text:style-name="Standard"/>
      <text:p text:style-name="Standard">Figura 4. Cambio de base y fusión de una rama.</text:p>
      <text:p text:style-name="Standard"/>
      <text:p text:style-name="P11">Reorganización y fusión de una rama</text:p>
      <text:p text:style-name="P12"/>
      <text:p text:style-name="Standard">Ahora, ¿cómo realinear el historial de "texto" para dominar una vez que se fusiona la " llamada "? En este punto, habiendo ya alineado "llamada" a master , podemos proceder con la base de "texto" en master sin tener que tener en cuenta los cambios realizados en otra rama. Por lo tanto, no necesitamos la opción --onto:</text:p>
      <text:p text:style-name="Standard"/>
      <text:p text:style-name="Standard">$ git rebase master text</text:p>
      <text:p text:style-name="Standard"/>
      <text:p text:style-name="Standard">Una vez que el "texto" se ha refundido en el maestro , el "texto" se puede fusionar en el maestro :</text:p>
      <text:p text:style-name="Standard"/>
      <text:p text:style-name="P13">$ git checkout master $ git merge text</text:p>
      <text:p text:style-name="P14"/>
      <text:p text:style-name="Standard">Por lo tanto, los flujos de trabajo de "llamada" y "texto" están alineados con el del maestro y se dispone de una única cronología, que respeta el orden de los cambios realizados, para todo nuestro proyecto. Todo lo que queda es eliminar las dos ramas derivadas que ahora se han vuelto inútiles:</text:p>
      <text:p text:style-name="Standard"/>
      <text:p text:style-name="P15">$ git branch -d call $ git branch -d text</text:p>
      <text:p text:style-name="P16"/>
      <text:p text:style-name="Standard">Imaginemos insertar una dinámica similar en un proyecto desarrollado por varios colaboradores, cada uno comprometido en la implementación de una función específica. Gracias al rebase podemos sincronizar múltiples flujos de trabajo respetando el historial de todos los cambios realizados, sin superposición algun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3-01-25T22:15:00Z</meta:creation-date>
    <dc:date>2023-01-26T13:22:00Z</dc:date>
    <meta:template xlink:href="Normal.dotm" xlink:type="simple"/>
    <meta:editing-cycles>3</meta:editing-cycles>
    <meta:editing-duration>PT9420S</meta:editing-duration>
    <meta:document-statistic meta:page-count="2" meta:paragraph-count="9" meta:word-count="712" meta:character-count="4622" meta:row-count="32" meta:non-whitespace-character-count="3919"/>
  </office:meta>
</office:document-meta>
</file>